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3" style:family="table">
      <style:table-properties style:width="6.4903in" fo:margin-left="0.5in" table:align="left" fo:background-color="transparent">
        <style:background-image/>
      </style:table-properties>
    </style:style>
    <style:style style:name="Table3.A" style:family="table-column">
      <style:table-column-properties style:column-width="1.259in"/>
    </style:style>
    <style:style style:name="Table3.B" style:family="table-column">
      <style:table-column-properties style:column-width="1.7438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2" fo:font-weight="bold" officeooo:paragraph-rsid="006c48f0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2" fo:font-weight="bold" officeooo:rsid="0035db3e" officeooo:paragraph-rsid="006c48f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officeooo:paragraph-rsid="006c48f0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47d794" officeooo:paragraph-rsid="001c0208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24d01c" officeooo:paragraph-rsid="0024d01c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6e39ac" officeooo:paragraph-rsid="006e39a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6ee6fc" officeooo:paragraph-rsid="006ee6f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714ecd" officeooo:paragraph-rsid="007454b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7454bf" officeooo:paragraph-rsid="007454b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6e39ac" officeooo:paragraph-rsid="006e39a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70834e" officeooo:paragraph-rsid="0070834e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2" fo:font-size="12pt" officeooo:rsid="007454bf" officeooo:paragraph-rsid="007454bf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2" fo:font-size="12pt" fo:font-weight="bold" officeooo:rsid="007454bf" officeooo:paragraph-rsid="007454bf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 Condensed2" fo:font-size="12pt" fo:font-weight="bold" officeooo:rsid="007454bf" officeooo:paragraph-rsid="007454bf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61c11a" officeooo:paragraph-rsid="0075272a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6e39ac" officeooo:paragraph-rsid="006e39ac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72ff3a" officeooo:paragraph-rsid="0072ff3a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780725" officeooo:paragraph-rsid="007a23bf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70834e" officeooo:paragraph-rsid="0070834e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714ecd" officeooo:paragraph-rsid="007454bf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74547d" officeooo:paragraph-rsid="007454bf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6e39ac" officeooo:paragraph-rsid="006e39ac" style:font-size-asian="12pt" style:font-weight-asian="bold" style:font-size-complex="12pt" style:font-weight-complex="bold"/>
    </style:style>
    <style:style style:name="P23" style:family="paragraph" style:parent-style-name="Standard" style:list-style-name="L4">
      <style:text-properties style:text-line-through-style="none" style:text-line-through-type="none" style:font-name="DejaVu Sans Condensed2" fo:font-size="12pt" officeooo:rsid="007218a7" officeooo:paragraph-rsid="007454bf" style:font-size-asian="12pt" style:font-size-complex="12pt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2" officeooo:rsid="006e39ac" officeooo:paragraph-rsid="006e39ac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2" fo:font-size="12pt" fo:font-weight="normal" officeooo:rsid="006fb6da" officeooo:paragraph-rsid="00712b58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2" fo:font-size="12pt" fo:font-weight="normal" officeooo:rsid="007909ab" officeooo:paragraph-rsid="00712b58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officeooo:paragraph-rsid="006e39ac"/>
    </style:style>
    <style:style style:name="T1" style:family="text">
      <style:text-properties fo:font-size="12pt" fo:font-weight="bold" officeooo:rsid="0056deec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67e5b2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2fddd4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56b00c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6ea21b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74547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7454bf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6e914f" style:font-size-asian="12pt" style:font-weight-asian="normal" style:font-size-complex="12pt" style:font-weight-complex="normal"/>
    </style:style>
    <style:style style:name="T10" style:family="text">
      <style:text-properties officeooo:rsid="0035db3e"/>
    </style:style>
    <style:style style:name="T11" style:family="text">
      <style:text-properties style:font-name="DejaVu Sans Condensed1" fo:font-weight="bold" style:font-name-asian="DejaVu Sans Condensed1" style:font-weight-asian="bold" style:font-name-complex="DejaVu Sans Condensed1" style:font-weight-complex="bold"/>
    </style:style>
    <style:style style:name="T12" style:family="text">
      <style:text-properties style:font-name="DejaVu Sans Condensed1" style:font-name-asian="DejaVu Sans Condensed1" style:font-name-complex="DejaVu Sans Condensed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712b58" style:font-weight-asian="bold" style:font-weight-complex="bold"/>
    </style:style>
    <style:style style:name="T15" style:family="text">
      <style:text-properties fo:font-weight="bold" officeooo:rsid="0075272a" style:font-weight-asian="bold" style:font-weight-complex="bold"/>
    </style:style>
    <style:style style:name="T16" style:family="text">
      <style:text-properties officeooo:rsid="007909ab"/>
    </style:style>
    <style:style style:name="T17" style:family="text">
      <style:text-properties officeooo:rsid="00712b58"/>
    </style:style>
    <style:style style:name="T18" style:family="text">
      <style:text-properties officeooo:rsid="006e39ac"/>
    </style:style>
    <style:style style:name="T19" style:family="text">
      <style:text-properties officeooo:rsid="0074547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714ecd" style:font-weight-asian="normal" style:font-weight-complex="normal"/>
    </style:style>
    <style:style style:name="T22" style:family="text">
      <style:text-properties fo:font-weight="normal" officeooo:rsid="007a23bf" style:font-weight-asian="normal" style:font-weight-complex="normal"/>
    </style:style>
    <style:style style:name="T23" style:family="text">
      <style:text-properties officeooo:rsid="007a23bf"/>
    </style:style>
    <style:style style:name="T24" style:family="text">
      <style:text-properties style:text-line-through-style="none" style:text-line-through-type="none" style:font-name="DejaVu Sans Condensed2" fo:font-size="12pt" fo:font-weight="normal" officeooo:rsid="0072ff3a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2" fo:font-size="12pt" fo:font-weight="normal" officeooo:rsid="00714ecd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2" fo:font-size="12pt" fo:font-weight="normal" officeooo:rsid="00728c56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">3</text:span><text:span text:style-name="T2">0</text:span><text:span text:style-name="T1">1</text:span><text:span text:style-name="T3"> - </text:span><text:span text:style-name="T4">Flight - </text:span><text:span text:style-name="T3">Takeoff</text:span><text:span text:style-name="T5">, </text:span><text:span text:style-name="T6">Climb,</text:span><text:span text:style-name="T7"> Cruise, Landing, </text:span><text:span text:style-name="T6">Spin Recovery</text:span></text:p>
      <text:p text:style-name="P4"/>
      <text:p text:style-name="P5">Takeoff</text:p>
      <text:list xml:id="list3094086023" text:style-name="L1">
        <text:list-item>
          <text:p text:style-name="P15"><text:span text:style-name="T13">Canopy</text:span> ... <text:span text:style-name="T13">Close</text:span> (normal to taxi with canopy open)</text:p>
        </text:list-item>
        <text:list-item>
          <text:p text:style-name="P22"><text:span text:style-name="T23">F</text:span>laps<text:span text:style-name="T20"> </text:span><text:span text:style-name="T22">... </text:span><text:span text:style-name="T23">D</text:span>own<text:span text:style-name="T22"> (also puts the slats out)</text:span></text:p>
        </text:list-item>
        <text:list-item>
          <text:p text:style-name="P16">Brakes should hold 85% power.</text:p>
        </text:list-item>
        <text:list-item>
          <text:p text:style-name="P16">Use NWS or rudder for directional control, do not use differential braking.</text:p>
        </text:list-item>
        <text:list-item>
          <text:p text:style-name="P17">At 80 kts, <text:span text:style-name="T13">hold stick full back until rotation</text:span>, then ease to about <text:span text:style-name="T13">half back</text:span> <text:span text:style-name="T18">and maintain 10-12 deg pitch.</text:span></text:p>
        </text:list-item>
      </text:list>
      <text:list text:style-name="L5">
        <text:list-item>
          <text:list>
            <text:list-item>
              <text:p text:style-name="P27"><text:span text:style-name="T24">Rotate speed should be around 1</text:span><text:span text:style-name="T25">20-140 kts (</text:span><text:span text:style-name="T26">light to heavy gross weight, </text:span><text:span text:style-name="T25">aft CG up to 15 kts slower, forward CG up to 15 kts faster)</text:span><text:span text:style-name="T24">.</text:span></text:p>
            </text:list-item>
          </text:list>
        </text:list-item>
      </text:list>
      <text:list xml:id="list214459278508151" text:continue-list="list3094086023" text:style-name="L1">
        <text:list-item>
          <text:p text:style-name="P16"><text:span text:style-name="T13">Gear </text:span><text:span text:style-name="T15">and flaps up</text:span> before <text:span text:style-name="T13">250 kts</text:span>.</text:p>
        </text:list-item>
        <text:list-item>
          <text:p text:style-name="P18">If carrying external tanks: <text:span text:style-name="T13">EXT TANKS switch</text:span> ... <text:span text:style-name="T13">OUTBD</text:span> for wing tanks or <text:span text:style-name="T13">CENTER</text:span> for centerline tank (left console rear outboard<text:span text:style-name="T23">, </text:span>triangle-shaped switch)</text:p>
        </text:list-item>
      </text:list>
      <text:p text:style-name="P10"/>
      <text:p text:style-name="P6">Climb</text:p>
      <text:list text:style-name="L2">
        <text:list-item>
          <text:p text:style-name="P24"><text:span text:style-name="T8">Maintain 10-12 deg pitch until 350 kts, then maintain 350 kts until Mach 0.9, </text:span><text:span text:style-name="T9">then </text:span><text:span text:style-name="T8">maintain Mach 0.9 until desired altitude.</text:span></text:p>
        </text:list-item>
      </text:list>
      <text:p text:style-name="P10"/>
      <text:p text:style-name="P9">Cruise -- Optimum speeds and altitudes</text:p>
      <table:table table:name="Table3" table:style-name="Table3">
        <table:table-column table:style-name="Table3.A"/>
        <table:table-column table:style-name="Table3.B" table:number-columns-repeated="3"/>
        <table:table-row table:style-name="Table3.1">
          <table:table-cell table:style-name="Table3.A1" office:value-type="string">
            <text:p text:style-name="P14">Drag Index -&gt;</text:p>
          </table:table-cell>
          <table:table-cell table:style-name="Table3.A1" table:number-rows-spanned="2" office:value-type="string">
            <text:p text:style-name="P13">0</text:p>
          </table:table-cell>
          <table:table-cell table:style-name="Table3.A1" table:number-rows-spanned="2" office:value-type="string">
            <text:p text:style-name="P13">70</text:p>
          </table:table-cell>
          <table:table-cell table:style-name="Table3.D1" table:number-rows-spanned="2" office:value-type="string">
            <text:p text:style-name="P13">140</text:p>
          </table:table-cell>
        </table:table-row>
        <table:table-row>
          <table:table-cell table:style-name="Table3.A2" office:value-type="string">
            <text:p text:style-name="P13">Gross Weight</text:p>
          </table:table-cell>
          <table:covered-table-cell table:style-name="Table3.A2"/>
          <table:covered-table-cell table:style-name="Table3.A2"/>
          <table:covered-table-cell table:style-name="Table3.D2"/>
        </table:table-row>
        <table:table-row>
          <table:table-cell table:style-name="Table3.A2" office:value-type="string">
            <text:p text:style-name="P13">30,000</text:p>
          </table:table-cell>
          <table:table-cell table:style-name="Table3.A2" office:value-type="string">
            <text:p text:style-name="P12">0.875 Mach, 44,000 ft</text:p>
          </table:table-cell>
          <table:table-cell table:style-name="Table3.A2" office:value-type="string">
            <text:p text:style-name="P12">0.820 Mach, 43,000 ft</text:p>
          </table:table-cell>
          <table:table-cell table:style-name="Table3.D2" office:value-type="string">
            <text:p text:style-name="P12">0.680 Mach, 36,000 ft</text:p>
          </table:table-cell>
        </table:table-row>
        <table:table-row>
          <table:table-cell table:style-name="Table3.A2" office:value-type="string">
            <text:p text:style-name="P13">45,000</text:p>
          </table:table-cell>
          <table:table-cell table:style-name="Table3.A2" office:value-type="string">
            <text:p text:style-name="P12">0.875 Mach, 37,000 ft</text:p>
          </table:table-cell>
          <table:table-cell table:style-name="Table3.A2" office:value-type="string">
            <text:p text:style-name="P12">0.820 Mach, 34,000 ft</text:p>
          </table:table-cell>
          <table:table-cell table:style-name="Table3.D2" office:value-type="string">
            <text:p text:style-name="P12">0.680 Mach, 27,000 ft</text:p>
          </table:table-cell>
        </table:table-row>
        <table:table-row>
          <table:table-cell table:style-name="Table3.A2" office:value-type="string">
            <text:p text:style-name="P13">60,000</text:p>
          </table:table-cell>
          <table:table-cell table:style-name="Table3.A2" office:value-type="string">
            <text:p text:style-name="P12">0.875 Mach, 31,000 ft</text:p>
          </table:table-cell>
          <table:table-cell table:style-name="Table3.A2" office:value-type="string">
            <text:p text:style-name="P12">0.820 Mach, 27,000 ft</text:p>
          </table:table-cell>
          <table:table-cell table:style-name="Table3.D2" office:value-type="string">
            <text:p text:style-name="P12">0.680 Mach, 20,000 ft</text:p>
          </table:table-cell>
        </table:table-row>
      </table:table>
      <text:p text:style-name="P8"/>
      <text:p text:style-name="P7">Landing</text:p>
      <text:list text:style-name="L3">
        <text:list-item>
          <text:p text:style-name="P19">Below <text:span text:style-name="T13">250 kts</text:span>, gear down, slats out, flaps down. <text:s/>Flaps may not actually come down until 210 kts.</text:p>
        </text:list-item>
        <text:list-item>
          <text:p text:style-name="P19">180 kts minimum on downwind leg.</text:p>
        </text:list-item>
        <text:list-item>
          <text:p text:style-name="P19">Maintain 19.2 AOA on approach. <text:s/>For high crosswinds or high internal fuel loads (aft CG), or no slats, use 17.0 AOA.</text:p>
        </text:list-item>
        <text:list-item>
          <text:p text:style-name="P25"><text:span text:style-name="T13">Onspeed AOA</text:span> is <text:span text:style-name="T13">1</text:span><text:span text:style-name="T14">8.7 to 19.6 units (avg 19</text:span><text:span text:style-name="T13">.</text:span><text:span text:style-name="T14">1</text:span><text:span text:style-name="T13">5</text:span><text:span text:style-name="T14">)</text:span>.<text:span text:style-name="T17"> <text:s/></text:span><text:span text:style-name="T16">AOA indexer symbols:</text:span></text:p>
          <text:list>
            <text:list-item>
              <text:p text:style-name="P26"><text:span text:style-name="T11">⋁</text:span><text:span text:style-name="T12"> ... AOA too high, speed up</text:span></text:p>
            </text:list-item>
            <text:list-item>
              <text:p text:style-name="P26"><text:span text:style-name="T11">O</text:span><text:span text:style-name="T12"> ... On speed</text:span></text:p>
            </text:list-item>
            <text:list-item>
              <text:p text:style-name="P26"><text:span text:style-name="T11">⋀</text:span><text:span text:style-name="T12"> ... AOA too low, slow down</text:span></text:p>
            </text:list-item>
          </text:list>
        </text:list-item>
        <text:list-item>
          <text:p text:style-name="P19">Flare optional. <text:s/>Drag chute optional.</text:p>
        </text:list-item>
        <text:list-item>
          <text:p text:style-name="P19">For max braking, pull full aft stick during landing roll and maximum brakes.</text:p>
        </text:list-item>
        <text:list-item>
          <text:p text:style-name="P19">If you need to go around, accelerate to 180 kts minimum before retracting slats and flaps. <text:s/>Avoid using AB unless necessary.</text:p>
        </text:list-item>
      </text:list>
      <text:p text:style-name="P11"/>
      <text:p text:style-name="P8">Spin recovery</text:p>
      <text:list text:style-name="L4">
        <text:list-item>
          <text:p text:style-name="P20">Stick full forward and hold<text:span text:style-name="T19">, a</text:span>ilerons and rudder neutral<text:span text:style-name="T19">, t</text:span>hrottles idle.</text:p>
        </text:list-item>
        <text:list-item>
          <text:p text:style-name="P20">If no recover<text:span text:style-name="T19">y</text:span>, deploy drag chute.</text:p>
        </text:list-item>
        <text:list-item>
          <text:p text:style-name="P20"><text:span text:style-name="T19">Roll </text:span>in direction of spin<text:span text:style-name="T19">, maintain full forward stick</text:span>.</text:p>
        </text:list-item>
        <text:list-item>
          <text:p text:style-name="P23">When G forces go negative, ailerons neutral.</text:p>
        </text:list-item>
        <text:list-item>
          <text:p text:style-name="P23">Maintain full forward stick until roll and yaw stops<text:span text:style-name="T19">, </text:span><text:span text:style-name="T21">then neutralize controls.</text:span></text:p>
        </text:list-item>
        <text:list-item>
          <text:p text:style-name="P20">Maintain 3-8 units AOA until <text:span text:style-name="T19">over stall </text:span>speed.</text:p>
        </text:list-item>
        <text:list-item>
          <text:p text:style-name="P20">Drag chute will fail at about 250 kts or can be jettisoned.</text:p>
        </text:list-item>
        <text:list-item>
          <text:p text:style-name="P21">Begin pulling up, don't exceed 25 units AOA, throttles as needed.</text:p>
        </text:list-item>
        <text:list-item>
          <text:p text:style-name="P23">If still out of control at 10,000 ft above terrain, ejec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2" fo:font-family="'DejaVu Sans Condensed'" style:font-family-generic="swiss" style:font-pitch="variable" fo:font-weight="normal" style:font-weight-asian="normal" style:font-weight-complex="norma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54M</meta:editing-duration>
    <meta:editing-cycles>91</meta:editing-cycles>
    <meta:generator>LibreOffice/7.4.5.1$Windows_X86_64 LibreOffice_project/9c0871452b3918c1019dde9bfac75448afc4b57f</meta:generator>
    <dc:date>2024-12-21T21:44:32.597000000</dc:date>
    <meta:document-statistic meta:table-count="2" meta:image-count="0" meta:object-count="0" meta:page-count="1" meta:paragraph-count="57" meta:word-count="446" meta:character-count="2364" meta:non-whitespace-character-count="1998"/>
  </office:meta>
</office:document-meta>
</file>